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">
      <style:table-cell-properties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1">
      <style:table-cell-properties style:text-align-source="fix" style:repeat-content="false" fo:border="0.06pt solid #000000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8cm" svg:height="8.98cm" svg:x="0.385cm" svg:y="13.79cm">
            <draw:object draw:notify-on-update-of-ranges="Hoja1.G35:Hoja1.G35 Hoja1.A3:Hoja1.A3 Hoja1.M5:Hoja1.M5 Hoja1.A13:Hoja1.A13 Hoja1.M15:Hoja1.M15 Hoja1.A23:Hoja1.A23 Hoja1.M25:Hoja1.M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8cm" svg:height="8.98cm" svg:x="16.493cm" svg:y="13.869cm">
            <draw:object draw:notify-on-update-of-ranges="Hoja1.G35:Hoja1.G35 Hoja1.A3:Hoja1.A3 Hoja1.M7:Hoja1.M7 Hoja1.A13:Hoja1.A13 Hoja1.M17:Hoja1.M17 Hoja1.A23:Hoja1.A23 Hoja1.M27:Hoja1.M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8cm" svg:height="8.98cm" svg:x="0.137cm" svg:y="23.222cm">
            <draw:object draw:notify-on-update-of-ranges="Hoja1.G35:Hoja1.G35 Hoja1.A3:Hoja1.A3 Hoja1.M9:Hoja1.M9 Hoja1.A13:Hoja1.A13 Hoja1.M19:Hoja1.M19 Hoja1.A23:Hoja1.A23 Hoja1.M29:Hoja1.M2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8cm" svg:height="8.98cm" svg:x="16.465cm" svg:y="23.276cm">
            <draw:object draw:notify-on-update-of-ranges="Hoja1.G35:Hoja1.G35 Hoja1.A3:Hoja1.A3 Hoja1.N5:Hoja1.N5 Hoja1.A13:Hoja1.A13 Hoja1.N15:Hoja1.N15 Hoja1.A23:Hoja1.A23 Hoja1.N25:Hoja1.N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8cm" svg:height="8.98cm" svg:x="0.496cm" svg:y="32.84cm">
            <draw:object draw:notify-on-update-of-ranges="Hoja1.G35:Hoja1.G35 Hoja1.A3:Hoja1.A3 Hoja1.N7:Hoja1.N7 Hoja1.A13:Hoja1.A13 Hoja1.N17:Hoja1.N17 Hoja1.A23:Hoja1.A23 Hoja1.N27:Hoja1.N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8cm" svg:height="8.98cm" svg:x="17.237cm" svg:y="32.92cm">
            <draw:object draw:notify-on-update-of-ranges="Hoja1.G35:Hoja1.G35 Hoja1.A3:Hoja1.A3 Hoja1.N9:Hoja1.N9 Hoja1.A13:Hoja1.A13 Hoja1.N19:Hoja1.N19 Hoja1.A23:Hoja1.A23 Hoja1.N29:Hoja1.N2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3" table:default-cell-style-name="ce5"/>
        <table:table-row table:style-name="ro1" table:number-rows-repeated="2">
          <table:table-cell table:style-name="Default" table:number-columns-repeated="14"/>
        </table:table-row>
        <table:table-row table:style-name="ro2">
          <table:table-cell table:style-name="ce1" office:value-type="string" calcext:value-type="string" table:number-columns-spanned="2" table:number-rows-spanned="1">
            <text:p>Servidor</text:p>
          </table:table-cell>
          <table:covered-table-cell table:style-name="ce4"/>
          <table:table-cell table:style-name="ce8" table:number-columns-repeated="10"/>
          <table:table-cell table:style-name="ce10" office:value-type="string" calcext:value-type="string">
            <text:p>Media</text:p>
          </table:table-cell>
          <table:table-cell table:style-name="ce10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vailability:</text:p>
          </table:table-cell>
          <table:covered-table-cell/>
          <table:table-cell table:number-columns-repeated="10" table:style-name="ce9" office:value-type="percentage" office:value="1" calcext:value-type="percentage">
            <text:p>100%</text:p>
          </table:table-cell>
          <table:table-cell table:style-name="ce11" table:formula="of:=AVERAGE([.C4:.L4])" office:value-type="percentage" office:value="1" calcext:value-type="percentage">
            <text:p>100,00%</text:p>
          </table:table-cell>
          <table:table-cell table:formula="of:=STDEV([.C4:.L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Elapsed time:</text:p>
          </table:table-cell>
          <table:covered-table-cell/>
          <table:table-cell office:value-type="float" office:value="60.4" calcext:value-type="float">
            <text:p>60,4</text:p>
          </table:table-cell>
          <table:table-cell office:value-type="float" office:value="59.5" calcext:value-type="float">
            <text:p>59,5</text:p>
          </table:table-cell>
          <table:table-cell table:number-columns-repeated="2" office:value-type="float" office:value="59.98" calcext:value-type="float">
            <text:p>59,98</text:p>
          </table:table-cell>
          <table:table-cell office:value-type="float" office:value="59.95" calcext:value-type="float">
            <text:p>59,95</text:p>
          </table:table-cell>
          <table:table-cell table:number-columns-repeated="2" office:value-type="float" office:value="59.98" calcext:value-type="float">
            <text:p>59,98</text:p>
          </table:table-cell>
          <table:table-cell office:value-type="float" office:value="59.99" calcext:value-type="float">
            <text:p>59,99</text:p>
          </table:table-cell>
          <table:table-cell table:number-columns-repeated="2" office:value-type="float" office:value="59.98" calcext:value-type="float">
            <text:p>59,98</text:p>
          </table:table-cell>
          <table:table-cell table:formula="of:=AVERAGE([.C5:.L5])" office:value-type="float" office:value="59.972" calcext:value-type="float">
            <text:p>59,972</text:p>
          </table:table-cell>
          <table:table-cell table:formula="of:=STDEV([.C5:.L5])" office:value-type="float" office:value="0.212696967538326" calcext:value-type="float">
            <text:p>0,212696967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sponse time:</text:p>
          </table:table-cell>
          <table:covered-table-cell/>
          <table:table-cell table:number-columns-repeated="10" office:value-type="float" office:value="0" calcext:value-type="float">
            <text:p>0</text:p>
          </table:table-cell>
          <table:table-cell table:formula="of:=AVERAGE([.C6:.L6])" office:value-type="float" office:value="0" calcext:value-type="float">
            <text:p>0</text:p>
          </table:table-cell>
          <table:table-cell table:formula="of:=STDEV([.C6:.L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ransaction rate:</text:p>
          </table:table-cell>
          <table:covered-table-cell/>
          <table:table-cell office:value-type="float" office:value="3365.43" calcext:value-type="float">
            <text:p>3365,43</text:p>
          </table:table-cell>
          <table:table-cell office:value-type="float" office:value="3385.11" calcext:value-type="float">
            <text:p>3385,11</text:p>
          </table:table-cell>
          <table:table-cell office:value-type="float" office:value="30430.65" calcext:value-type="float">
            <text:p>30430,65</text:p>
          </table:table-cell>
          <table:table-cell office:value-type="float" office:value="3427.28" calcext:value-type="float">
            <text:p>3427,28</text:p>
          </table:table-cell>
          <table:table-cell office:value-type="float" office:value="3438.83" calcext:value-type="float">
            <text:p>3438,83</text:p>
          </table:table-cell>
          <table:table-cell office:value-type="float" office:value="3417.17" calcext:value-type="float">
            <text:p>3417,17</text:p>
          </table:table-cell>
          <table:table-cell office:value-type="float" office:value="3438.43" calcext:value-type="float">
            <text:p>3438,43</text:p>
          </table:table-cell>
          <table:table-cell office:value-type="float" office:value="3243.61" calcext:value-type="float">
            <text:p>3243,61</text:p>
          </table:table-cell>
          <table:table-cell office:value-type="float" office:value="3100.03" calcext:value-type="float">
            <text:p>3100,03</text:p>
          </table:table-cell>
          <table:table-cell office:value-type="float" office:value="3335.21" calcext:value-type="float">
            <text:p>3335,21</text:p>
          </table:table-cell>
          <table:table-cell table:formula="of:=AVERAGE([.C7:.L7])" office:value-type="float" office:value="6058.175" calcext:value-type="float">
            <text:p>6058,175</text:p>
          </table:table-cell>
          <table:table-cell table:formula="of:=STDEV([.C7:.L7])" office:value-type="float" office:value="8564.27446580951" calcext:value-type="float">
            <text:p>8564,274465809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transactions:</text:p>
          </table:table-cell>
          <table:covered-table-cell/>
          <table:table-cell table:number-columns-repeated="10" office:value-type="float" office:value="0" calcext:value-type="float">
            <text:p>0</text:p>
          </table:table-cell>
          <table:table-cell table:formula="of:=AVERAGE([.C8:.L8])" office:value-type="float" office:value="0" calcext:value-type="float">
            <text:p>0</text:p>
          </table:table-cell>
          <table:table-cell table:formula="of:=STDEV([.C8:.L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ongest transaction:</text:p>
          </table:table-cell>
          <table:covered-table-cell/>
          <table:table-cell office:value-type="float" office:value="0.74" calcext:value-type="float">
            <text:p>0,74</text:p>
          </table:table-cell>
          <table:table-cell office:value-type="float" office:value="4.76" calcext:value-type="float">
            <text:p>4,76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1.03" calcext:value-type="float">
            <text:p>1,03</text:p>
          </table:table-cell>
          <table:table-cell office:value-type="float" office:value="0.78" calcext:value-type="float">
            <text:p>0,78</text:p>
          </table:table-cell>
          <table:table-cell office:value-type="float" office:value="0.73" calcext:value-type="float">
            <text:p>0,73</text:p>
          </table:table-cell>
          <table:table-cell office:value-type="float" office:value="0.75" calcext:value-type="float">
            <text:p>0,75</text:p>
          </table:table-cell>
          <table:table-cell office:value-type="float" office:value="4.22" calcext:value-type="float">
            <text:p>4,22</text:p>
          </table:table-cell>
          <table:table-cell table:formula="of:=AVERAGE([.C9:.L9])" office:value-type="float" office:value="1.512" calcext:value-type="float">
            <text:p>1,512</text:p>
          </table:table-cell>
          <table:table-cell table:formula="of:=STDEV([.C9:.L9])" office:value-type="float" office:value="1.57783114150758" calcext:value-type="float">
            <text:p>1,5778311415</text:p>
          </table:table-cell>
        </table:table-row>
        <table:table-row table:style-name="ro1" table:number-rows-repeated="3">
          <table:table-cell table:style-name="Default" table:number-columns-repeated="14"/>
        </table:table-row>
        <table:table-row table:style-name="ro2">
          <table:table-cell table:style-name="ce3" office:value-type="string" calcext:value-type="string" table:number-columns-spanned="2" table:number-rows-spanned="1">
            <text:p>nginx</text:p>
          </table:table-cell>
          <table:covered-table-cell table:style-name="ce6"/>
          <table:table-cell table:style-name="ce8" table:number-columns-repeated="10"/>
          <table:table-cell table:style-name="ce10" office:value-type="string" calcext:value-type="string">
            <text:p>Media</text:p>
          </table:table-cell>
          <table:table-cell table:style-name="ce10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vailability:</text:p>
          </table:table-cell>
          <table:covered-table-cell/>
          <table:table-cell table:number-columns-repeated="10" table:style-name="ce9" office:value-type="percentage" office:value="1" calcext:value-type="percentage">
            <text:p>100%</text:p>
          </table:table-cell>
          <table:table-cell table:style-name="ce11" table:formula="of:=AVERAGE([.C14:.L14])" office:value-type="percentage" office:value="1" calcext:value-type="percentage">
            <text:p>100,00%</text:p>
          </table:table-cell>
          <table:table-cell table:formula="of:=STDEV([.C14:.L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Elapsed time:</text:p>
          </table:table-cell>
          <table:covered-table-cell/>
          <table:table-cell office:value-type="float" office:value="60" calcext:value-type="float">
            <text:p>60</text:p>
          </table:table-cell>
          <table:table-cell office:value-type="float" office:value="59.95" calcext:value-type="float">
            <text:p>59,95</text:p>
          </table:table-cell>
          <table:table-cell office:value-type="float" office:value="59.89" calcext:value-type="float">
            <text:p>59,89</text:p>
          </table:table-cell>
          <table:table-cell office:value-type="float" office:value="60.01" calcext:value-type="float">
            <text:p>60,01</text:p>
          </table:table-cell>
          <table:table-cell office:value-type="float" office:value="59.99" calcext:value-type="float">
            <text:p>59,99</text:p>
          </table:table-cell>
          <table:table-cell table:number-columns-repeated="2" office:value-type="float" office:value="59.97" calcext:value-type="float">
            <text:p>59,97</text:p>
          </table:table-cell>
          <table:table-cell office:value-type="float" office:value="59.99" calcext:value-type="float">
            <text:p>59,99</text:p>
          </table:table-cell>
          <table:table-cell office:value-type="float" office:value="59.95" calcext:value-type="float">
            <text:p>59,95</text:p>
          </table:table-cell>
          <table:table-cell office:value-type="float" office:value="59.77" calcext:value-type="float">
            <text:p>59,77</text:p>
          </table:table-cell>
          <table:table-cell table:formula="of:=AVERAGE([.C15:.L15])" office:value-type="float" office:value="59.949" calcext:value-type="float">
            <text:p>59,949</text:p>
          </table:table-cell>
          <table:table-cell table:formula="of:=STDEV([.C15:.L15])" office:value-type="float" office:value="0.0715619389837292" calcext:value-type="float">
            <text:p>0,07156193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sponse time:</text:p>
          </table:table-cell>
          <table:covered-table-cell/>
          <table:table-cell table:number-columns-repeated="10" office:value-type="float" office:value="0" calcext:value-type="float">
            <text:p>0</text:p>
          </table:table-cell>
          <table:table-cell table:formula="of:=AVERAGE([.C16:.L16])" office:value-type="float" office:value="0" calcext:value-type="float">
            <text:p>0</text:p>
          </table:table-cell>
          <table:table-cell table:formula="of:=STDEV([.C16:.L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ransaction rate:</text:p>
          </table:table-cell>
          <table:covered-table-cell/>
          <table:table-cell office:value-type="float" office:value="3231.5" calcext:value-type="float">
            <text:p>3231,5</text:p>
          </table:table-cell>
          <table:table-cell office:value-type="float" office:value="3211.76" calcext:value-type="float">
            <text:p>3211,76</text:p>
          </table:table-cell>
          <table:table-cell office:value-type="float" office:value="3184.55" calcext:value-type="float">
            <text:p>3184,55</text:p>
          </table:table-cell>
          <table:table-cell office:value-type="float" office:value="3133.09" calcext:value-type="float">
            <text:p>3133,09</text:p>
          </table:table-cell>
          <table:table-cell office:value-type="float" office:value="3128.92" calcext:value-type="float">
            <text:p>3128,92</text:p>
          </table:table-cell>
          <table:table-cell office:value-type="float" office:value="3152.69" calcext:value-type="float">
            <text:p>3152,69</text:p>
          </table:table-cell>
          <table:table-cell office:value-type="float" office:value="3170.55" calcext:value-type="float">
            <text:p>3170,55</text:p>
          </table:table-cell>
          <table:table-cell office:value-type="float" office:value="3185.76" calcext:value-type="float">
            <text:p>3185,76</text:p>
          </table:table-cell>
          <table:table-cell office:value-type="float" office:value="3164.09" calcext:value-type="float">
            <text:p>3164,09</text:p>
          </table:table-cell>
          <table:table-cell office:value-type="float" office:value="3167.04" calcext:value-type="float">
            <text:p>3167,04</text:p>
          </table:table-cell>
          <table:table-cell table:formula="of:=AVERAGE([.C17:.L17])" office:value-type="float" office:value="3172.995" calcext:value-type="float">
            <text:p>3172,995</text:p>
          </table:table-cell>
          <table:table-cell table:formula="of:=STDEV([.C17:.L17])" office:value-type="float" office:value="32.1283368349153" calcext:value-type="float">
            <text:p>32,128336834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transactions:</text:p>
          </table:table-cell>
          <table:covered-table-cell/>
          <table:table-cell table:number-columns-repeated="10" office:value-type="float" office:value="0" calcext:value-type="float">
            <text:p>0</text:p>
          </table:table-cell>
          <table:table-cell table:formula="of:=AVERAGE([.C18:.L18])" office:value-type="float" office:value="0" calcext:value-type="float">
            <text:p>0</text:p>
          </table:table-cell>
          <table:table-cell table:formula="of:=STDEV([.C18:.L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ongest transaction:</text:p>
          </table:table-cell>
          <table:covered-table-cell/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office:value-type="float" office:value="0.09" calcext:value-type="float">
            <text:p>0,09</text:p>
          </table:table-cell>
          <table:table-cell table:formula="of:=AVERAGE([.C19:.L19])" office:value-type="float" office:value="0.132" calcext:value-type="float">
            <text:p>0,132</text:p>
          </table:table-cell>
          <table:table-cell table:formula="of:=STDEV([.C19:.L19])" office:value-type="float" office:value="0.0575036230742609" calcext:value-type="float">
            <text:p>0,0575036231</text:p>
          </table:table-cell>
        </table:table-row>
        <table:table-row table:style-name="ro1" table:number-rows-repeated="3">
          <table:table-cell table:style-name="Default" table:number-columns-repeated="14"/>
        </table:table-row>
        <table:table-row table:style-name="ro2">
          <table:table-cell table:style-name="ce1" office:value-type="string" calcext:value-type="string" table:number-columns-spanned="2" table:number-rows-spanned="1">
            <text:p>haproxy</text:p>
          </table:table-cell>
          <table:covered-table-cell table:style-name="ce7"/>
          <table:table-cell table:style-name="ce8" table:number-columns-repeated="10"/>
          <table:table-cell table:style-name="ce10" office:value-type="string" calcext:value-type="string">
            <text:p>Media</text:p>
          </table:table-cell>
          <table:table-cell table:style-name="ce10" office:value-type="string" calcext:value-type="string">
            <text:p>Desviac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vailability:</text:p>
          </table:table-cell>
          <table:covered-table-cell/>
          <table:table-cell table:number-columns-repeated="10" table:style-name="ce9" office:value-type="percentage" office:value="1" calcext:value-type="percentage">
            <text:p>100%</text:p>
          </table:table-cell>
          <table:table-cell table:style-name="ce11" table:formula="of:=AVERAGE([.C24:.L24])" office:value-type="percentage" office:value="1" calcext:value-type="percentage">
            <text:p>100,00%</text:p>
          </table:table-cell>
          <table:table-cell table:formula="of:=STDEV([.C24:.L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Elapsed time:</text:p>
          </table:table-cell>
          <table:covered-table-cell/>
          <table:table-cell office:value-type="float" office:value="59.86" calcext:value-type="float">
            <text:p>59,86</text:p>
          </table:table-cell>
          <table:table-cell office:value-type="float" office:value="59.89" calcext:value-type="float">
            <text:p>59,89</text:p>
          </table:table-cell>
          <table:table-cell office:value-type="float" office:value="59.87" calcext:value-type="float">
            <text:p>59,87</text:p>
          </table:table-cell>
          <table:table-cell office:value-type="float" office:value="59.88" calcext:value-type="float">
            <text:p>59,88</text:p>
          </table:table-cell>
          <table:table-cell office:value-type="float" office:value="59.9" calcext:value-type="float">
            <text:p>59,9</text:p>
          </table:table-cell>
          <table:table-cell office:value-type="float" office:value="59.91" calcext:value-type="float">
            <text:p>59,91</text:p>
          </table:table-cell>
          <table:table-cell office:value-type="float" office:value="59.83" calcext:value-type="float">
            <text:p>59,83</text:p>
          </table:table-cell>
          <table:table-cell office:value-type="float" office:value="59.8" calcext:value-type="float">
            <text:p>59,8</text:p>
          </table:table-cell>
          <table:table-cell office:value-type="float" office:value="59.78" calcext:value-type="float">
            <text:p>59,78</text:p>
          </table:table-cell>
          <table:table-cell office:value-type="float" office:value="59.06" calcext:value-type="float">
            <text:p>59,06</text:p>
          </table:table-cell>
          <table:table-cell table:formula="of:=AVERAGE([.C25:.L25])" office:value-type="float" office:value="59.778" calcext:value-type="float">
            <text:p>59,778</text:p>
          </table:table-cell>
          <table:table-cell table:formula="of:=STDEV([.C25:.L25])" office:value-type="float" office:value="0.255855862200227" calcext:value-type="float">
            <text:p>0,255855862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esponse time: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9" office:value-type="float" office:value="0.01" calcext:value-type="float">
            <text:p>0,01</text:p>
          </table:table-cell>
          <table:table-cell table:formula="of:=AVERAGE([.C26:.L26])" office:value-type="float" office:value="0.009" calcext:value-type="float">
            <text:p>0,009</text:p>
          </table:table-cell>
          <table:table-cell table:formula="of:=STDEV([.C26:.L26])" office:value-type="float" office:value="0.00316227766016838" calcext:value-type="float">
            <text:p>0,003162277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ransaction rate:</text:p>
          </table:table-cell>
          <table:covered-table-cell/>
          <table:table-cell office:value-type="float" office:value="2930.55" calcext:value-type="float">
            <text:p>2930,55</text:p>
          </table:table-cell>
          <table:table-cell office:value-type="float" office:value="2934.58" calcext:value-type="float">
            <text:p>2934,58</text:p>
          </table:table-cell>
          <table:table-cell office:value-type="float" office:value="2974.31" calcext:value-type="float">
            <text:p>2974,31</text:p>
          </table:table-cell>
          <table:table-cell office:value-type="float" office:value="2549.88" calcext:value-type="float">
            <text:p>2549,88</text:p>
          </table:table-cell>
          <table:table-cell office:value-type="float" office:value="2960.87" calcext:value-type="float">
            <text:p>2960,87</text:p>
          </table:table-cell>
          <table:table-cell office:value-type="float" office:value="2654.73" calcext:value-type="float">
            <text:p>2654,73</text:p>
          </table:table-cell>
          <table:table-cell office:value-type="float" office:value="2545.04" calcext:value-type="float">
            <text:p>2545,04</text:p>
          </table:table-cell>
          <table:table-cell office:value-type="float" office:value="2425.37" calcext:value-type="float">
            <text:p>2425,37</text:p>
          </table:table-cell>
          <table:table-cell office:value-type="float" office:value="2816.48" calcext:value-type="float">
            <text:p>2816,48</text:p>
          </table:table-cell>
          <table:table-cell office:value-type="float" office:value="2888.13" calcext:value-type="float">
            <text:p>2888,13</text:p>
          </table:table-cell>
          <table:table-cell table:formula="of:=AVERAGE([.C27:.L27])" office:value-type="float" office:value="2767.994" calcext:value-type="float">
            <text:p>2767,994</text:p>
          </table:table-cell>
          <table:table-cell table:formula="of:=STDEV([.C27:.L27])" office:value-type="float" office:value="205.000944344708" calcext:value-type="float">
            <text:p>205,000944344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ailed transactions:</text:p>
          </table:table-cell>
          <table:covered-table-cell/>
          <table:table-cell table:number-columns-repeated="10" office:value-type="float" office:value="0" calcext:value-type="float">
            <text:p>0</text:p>
          </table:table-cell>
          <table:table-cell table:formula="of:=AVERAGE([.C28:.L28])" office:value-type="float" office:value="0" calcext:value-type="float">
            <text:p>0</text:p>
          </table:table-cell>
          <table:table-cell table:formula="of:=STDEV([.C28:.L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ongest transaction:</text:p>
          </table:table-cell>
          <table:covered-table-cell/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office:value-type="float" office:value="0.19" calcext:value-type="float">
            <text:p>0,19</text:p>
          </table:table-cell>
          <table:table-cell office:value-type="float" office:value="8.36" calcext:value-type="float">
            <text:p>8,36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.07" calcext:value-type="float">
            <text:p>0,07</text:p>
          </table:table-cell>
          <table:table-cell table:number-columns-repeated="2" office:value-type="float" office:value="0.06" calcext:value-type="float">
            <text:p>0,06</text:p>
          </table:table-cell>
          <table:table-cell table:formula="of:=AVERAGE([.C29:.L29])" office:value-type="float" office:value="0.912" calcext:value-type="float">
            <text:p>0,912</text:p>
          </table:table-cell>
          <table:table-cell table:formula="of:=STDEV([.C29:.L29])" office:value-type="float" office:value="2.61726659789263" calcext:value-type="float">
            <text:p>2,6172665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09:15:46.9690645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5:51:43.452047877</meta:creation-date>
    <dc:date>2015-05-07T09:25:48.972867488</dc:date>
    <meta:editing-duration>PT41M49S</meta:editing-duration>
    <meta:editing-cycles>13</meta:editing-cycles>
    <meta:generator>LibreOffice/4.2.8.2$Linux_X86_64 LibreOffice_project/420m0$Build-2</meta:generator>
    <meta:document-statistic meta:table-count="1" meta:cell-count="24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81cm" xlink:href=".." xlink:type="simple" chart:class="chart:bar" chart:style-name="ch1">
        <chart:title svg:x="5.826cm" svg:y="0.315cm" chart:style-name="ch2">
          <text:p>Media - Elapsed time</text:p>
        </chart:title>
        <chart:legend chart:legend-position="end" svg:x="13.974cm" svg:y="3.693cm" style:legend-expansion="high" chart:style-name="ch3"/>
        <chart:plot-area chart:style-name="ch4" table:cell-range-address="Hoja1.G35:Hoja1.G35 Hoja1.A3:Hoja1.A3 Hoja1.M5:Hoja1.M5 Hoja1.A13:Hoja1.A13 Hoja1.M15:Hoja1.M15 Hoja1.A23:Hoja1.A23 Hoja1.M25:Hoja1.M25" chart:data-source-has-labels="both" svg:x="0.319cm" svg:y="1.299cm" svg:width="13.336cm" svg:height="7.503cm">
          <chartooo:coordinate-region svg:x="1.417cm" svg:y="1.499cm" svg:width="12.238cm" svg:height="7.104cm"/>
          <chart:axis chart:dimension="x" chart:name="primary-x" chart:style-name="ch5" chartooo:axis-type="auto">
            <chartooo:date-scale/>
            <chart:categories table:cell-range-address="Hoja1.G35:Hoja1.G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M5:Hoja1.M5" chart:label-cell-address="Hoja1.A3:Hoja1.A3" chart:class="chart:bar">
            <chart:data-point/>
          </chart:series>
          <chart:series chart:style-name="ch9" chart:values-cell-range-address="Hoja1.M15:Hoja1.M15" chart:label-cell-address="Hoja1.A13:Hoja1.A13" chart:class="chart:bar">
            <chart:data-point/>
          </chart:series>
          <chart:series chart:style-name="ch10" chart:values-cell-range-address="Hoja1.M25:Hoja1.M25" chart:label-cell-address="Hoja1.A23:Hoja1.A23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G35:Hoja1.G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vidor</text:p>
                <draw:g>
                  <svg:desc>Hoja1.A3:Hoja1.A3</svg:desc>
                </draw:g>
              </table:table-cell>
              <table:table-cell office:value-type="float" office:value="59.972">
                <text:p>59.972</text:p>
                <draw:g>
                  <svg:desc>Hoja1.M5:Hoja1.M5</svg:desc>
                </draw:g>
              </table:table-cell>
            </table:table-row>
            <table:table-row>
              <table:table-cell office:value-type="string">
                <text:p>nginx</text:p>
                <draw:g>
                  <svg:desc>Hoja1.A13:Hoja1.A13</svg:desc>
                </draw:g>
              </table:table-cell>
              <table:table-cell office:value-type="float" office:value="59.949">
                <text:p>59.949</text:p>
                <draw:g>
                  <svg:desc>Hoja1.M15:Hoja1.M15</svg:desc>
                </draw:g>
              </table:table-cell>
            </table:table-row>
            <table:table-row>
              <table:table-cell office:value-type="string">
                <text:p>haproxy</text:p>
                <draw:g>
                  <svg:desc>Hoja1.A23:Hoja1.A23</svg:desc>
                </draw:g>
              </table:table-cell>
              <table:table-cell office:value-type="float" office:value="59.778">
                <text:p>59.778</text:p>
                <draw:g>
                  <svg:desc>Hoja1.M25:Hoja1.M2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81cm" xlink:href=".." xlink:type="simple" chart:class="chart:bar" chart:style-name="ch1">
        <chart:title svg:x="5.521cm" svg:y="0.315cm" chart:style-name="ch2">
          <text:p>Media - Transaction rate</text:p>
        </chart:title>
        <chart:legend chart:legend-position="end" svg:x="13.974cm" svg:y="3.693cm" style:legend-expansion="high" chart:style-name="ch3"/>
        <chart:plot-area chart:style-name="ch4" table:cell-range-address="Hoja1.G35:Hoja1.G35 Hoja1.A3:Hoja1.A3 Hoja1.M7:Hoja1.M7 Hoja1.A13:Hoja1.A13 Hoja1.M17:Hoja1.M17 Hoja1.A23:Hoja1.A23 Hoja1.M27:Hoja1.M27" chart:data-source-has-labels="both" svg:x="0.319cm" svg:y="1.299cm" svg:width="13.336cm" svg:height="7.503cm">
          <chartooo:coordinate-region svg:x="1.311cm" svg:y="1.499cm" svg:width="12.344cm" svg:height="7.104cm"/>
          <chart:axis chart:dimension="x" chart:name="primary-x" chart:style-name="ch5" chartooo:axis-type="auto">
            <chartooo:date-scale/>
            <chart:categories table:cell-range-address="Hoja1.G35:Hoja1.G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M7:Hoja1.M7" chart:label-cell-address="Hoja1.A3:Hoja1.A3" chart:class="chart:bar">
            <chart:data-point/>
          </chart:series>
          <chart:series chart:style-name="ch9" chart:values-cell-range-address="Hoja1.M17:Hoja1.M17" chart:label-cell-address="Hoja1.A13:Hoja1.A13" chart:class="chart:bar">
            <chart:data-point/>
          </chart:series>
          <chart:series chart:style-name="ch10" chart:values-cell-range-address="Hoja1.M27:Hoja1.M27" chart:label-cell-address="Hoja1.A23:Hoja1.A23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G35:Hoja1.G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vidor</text:p>
                <draw:g>
                  <svg:desc>Hoja1.A3:Hoja1.A3</svg:desc>
                </draw:g>
              </table:table-cell>
              <table:table-cell office:value-type="float" office:value="6058.175">
                <text:p>6058.175</text:p>
                <draw:g>
                  <svg:desc>Hoja1.M7:Hoja1.M7</svg:desc>
                </draw:g>
              </table:table-cell>
            </table:table-row>
            <table:table-row>
              <table:table-cell office:value-type="string">
                <text:p>nginx</text:p>
                <draw:g>
                  <svg:desc>Hoja1.A13:Hoja1.A13</svg:desc>
                </draw:g>
              </table:table-cell>
              <table:table-cell office:value-type="float" office:value="3172.995">
                <text:p>3172.995</text:p>
                <draw:g>
                  <svg:desc>Hoja1.M17:Hoja1.M17</svg:desc>
                </draw:g>
              </table:table-cell>
            </table:table-row>
            <table:table-row>
              <table:table-cell office:value-type="string">
                <text:p>haproxy</text:p>
                <draw:g>
                  <svg:desc>Hoja1.A23:Hoja1.A23</svg:desc>
                </draw:g>
              </table:table-cell>
              <table:table-cell office:value-type="float" office:value="2767.994">
                <text:p>2767.994</text:p>
                <draw:g>
                  <svg:desc>Hoja1.M27:Hoja1.M2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81cm" xlink:href=".." xlink:type="simple" chart:class="chart:bar" chart:style-name="ch1">
        <chart:title svg:x="5.109cm" svg:y="0.315cm" chart:style-name="ch2">
          <text:p>Media - Longest transaction</text:p>
        </chart:title>
        <chart:legend chart:legend-position="end" svg:x="13.974cm" svg:y="3.693cm" style:legend-expansion="high" chart:style-name="ch3"/>
        <chart:plot-area chart:style-name="ch4" table:cell-range-address="Hoja1.G35:Hoja1.G35 Hoja1.A3:Hoja1.A3 Hoja1.M9:Hoja1.M9 Hoja1.A13:Hoja1.A13 Hoja1.M19:Hoja1.M19 Hoja1.A23:Hoja1.A23 Hoja1.M29:Hoja1.M29" chart:data-source-has-labels="both" svg:x="0.319cm" svg:y="1.299cm" svg:width="13.336cm" svg:height="7.503cm">
          <chartooo:coordinate-region svg:x="1.046cm" svg:y="1.498cm" svg:width="12.609cm" svg:height="7.105cm"/>
          <chart:axis chart:dimension="x" chart:name="primary-x" chart:style-name="ch5" chartooo:axis-type="auto">
            <chartooo:date-scale/>
            <chart:categories table:cell-range-address="Hoja1.G35:Hoja1.G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M9:Hoja1.M9" chart:label-cell-address="Hoja1.A3:Hoja1.A3" chart:class="chart:bar">
            <chart:data-point/>
          </chart:series>
          <chart:series chart:style-name="ch9" chart:values-cell-range-address="Hoja1.M19:Hoja1.M19" chart:label-cell-address="Hoja1.A13:Hoja1.A13" chart:class="chart:bar">
            <chart:data-point/>
          </chart:series>
          <chart:series chart:style-name="ch10" chart:values-cell-range-address="Hoja1.M29:Hoja1.M29" chart:label-cell-address="Hoja1.A23:Hoja1.A23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G35:Hoja1.G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vidor</text:p>
                <draw:g>
                  <svg:desc>Hoja1.A3:Hoja1.A3</svg:desc>
                </draw:g>
              </table:table-cell>
              <table:table-cell office:value-type="float" office:value="1.512">
                <text:p>1.512</text:p>
                <draw:g>
                  <svg:desc>Hoja1.M9:Hoja1.M9</svg:desc>
                </draw:g>
              </table:table-cell>
            </table:table-row>
            <table:table-row>
              <table:table-cell office:value-type="string">
                <text:p>nginx</text:p>
                <draw:g>
                  <svg:desc>Hoja1.A13:Hoja1.A13</svg:desc>
                </draw:g>
              </table:table-cell>
              <table:table-cell office:value-type="float" office:value="0.132">
                <text:p>0.132</text:p>
                <draw:g>
                  <svg:desc>Hoja1.M19:Hoja1.M19</svg:desc>
                </draw:g>
              </table:table-cell>
            </table:table-row>
            <table:table-row>
              <table:table-cell office:value-type="string">
                <text:p>haproxy</text:p>
                <draw:g>
                  <svg:desc>Hoja1.A23:Hoja1.A23</svg:desc>
                </draw:g>
              </table:table-cell>
              <table:table-cell office:value-type="float" office:value="0.912">
                <text:p>0.912</text:p>
                <draw:g>
                  <svg:desc>Hoja1.M29:Hoja1.M2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81cm" xlink:href=".." xlink:type="simple" chart:class="chart:bar" chart:style-name="ch1">
        <chart:title svg:x="5.11cm" svg:y="0.317cm" chart:style-name="ch2">
          <text:p>Desviacion - Elapsed time</text:p>
        </chart:title>
        <chart:legend chart:legend-position="end" svg:x="13.974cm" svg:y="3.693cm" style:legend-expansion="high" chart:style-name="ch3"/>
        <chart:plot-area chart:style-name="ch4" table:cell-range-address="Hoja1.G35:Hoja1.G35 Hoja1.A3:Hoja1.A3 Hoja1.N5:Hoja1.N5 Hoja1.A13:Hoja1.A13 Hoja1.N15:Hoja1.N15 Hoja1.A23:Hoja1.A23 Hoja1.N25:Hoja1.N25" chart:data-source-has-labels="both" svg:x="0.319cm" svg:y="1.299cm" svg:width="13.336cm" svg:height="7.503cm">
          <chartooo:coordinate-region svg:x="1.231cm" svg:y="1.499cm" svg:width="12.424cm" svg:height="7.104cm"/>
          <chart:axis chart:dimension="x" chart:name="primary-x" chart:style-name="ch5" chartooo:axis-type="auto">
            <chartooo:date-scale/>
            <chart:categories table:cell-range-address="Hoja1.G35:Hoja1.G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N5:Hoja1.N5" chart:label-cell-address="Hoja1.A3:Hoja1.A3" chart:class="chart:bar">
            <chart:data-point/>
          </chart:series>
          <chart:series chart:style-name="ch9" chart:values-cell-range-address="Hoja1.N15:Hoja1.N15" chart:label-cell-address="Hoja1.A13:Hoja1.A13" chart:class="chart:bar">
            <chart:data-point/>
          </chart:series>
          <chart:series chart:style-name="ch10" chart:values-cell-range-address="Hoja1.N25:Hoja1.N25" chart:label-cell-address="Hoja1.A23:Hoja1.A23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G35:Hoja1.G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vidor</text:p>
                <draw:g>
                  <svg:desc>Hoja1.A3:Hoja1.A3</svg:desc>
                </draw:g>
              </table:table-cell>
              <table:table-cell office:value-type="float" office:value="0.212696967538326">
                <text:p>0.212696967538326</text:p>
                <draw:g>
                  <svg:desc>Hoja1.N5:Hoja1.N5</svg:desc>
                </draw:g>
              </table:table-cell>
            </table:table-row>
            <table:table-row>
              <table:table-cell office:value-type="string">
                <text:p>nginx</text:p>
                <draw:g>
                  <svg:desc>Hoja1.A13:Hoja1.A13</svg:desc>
                </draw:g>
              </table:table-cell>
              <table:table-cell office:value-type="float" office:value="0.0715619389837292">
                <text:p>0.0715619389837292</text:p>
                <draw:g>
                  <svg:desc>Hoja1.N15:Hoja1.N15</svg:desc>
                </draw:g>
              </table:table-cell>
            </table:table-row>
            <table:table-row>
              <table:table-cell office:value-type="string">
                <text:p>haproxy</text:p>
                <draw:g>
                  <svg:desc>Hoja1.A23:Hoja1.A23</svg:desc>
                </draw:g>
              </table:table-cell>
              <table:table-cell office:value-type="float" office:value="0.255855862200227">
                <text:p>0.255855862200227</text:p>
                <draw:g>
                  <svg:desc>Hoja1.N25:Hoja1.N2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81cm" xlink:href=".." xlink:type="simple" chart:class="chart:bar" chart:style-name="ch1">
        <chart:title svg:x="5.112cm" svg:y="0.319cm" chart:style-name="ch2">
          <text:p>Desviacion - Transaction rate</text:p>
        </chart:title>
        <chart:legend chart:legend-position="end" svg:x="13.974cm" svg:y="3.693cm" style:legend-expansion="high" chart:style-name="ch3"/>
        <chart:plot-area chart:style-name="ch4" table:cell-range-address="Hoja1.G35:Hoja1.G35 Hoja1.A3:Hoja1.A3 Hoja1.N7:Hoja1.N7 Hoja1.A13:Hoja1.A13 Hoja1.N17:Hoja1.N17 Hoja1.A23:Hoja1.A23 Hoja1.N27:Hoja1.N27" chart:data-source-has-labels="both" svg:x="0.319cm" svg:y="1.299cm" svg:width="13.336cm" svg:height="7.503cm">
          <chartooo:coordinate-region svg:x="1.311cm" svg:y="1.499cm" svg:width="12.344cm" svg:height="7.104cm"/>
          <chart:axis chart:dimension="x" chart:name="primary-x" chart:style-name="ch5" chartooo:axis-type="auto">
            <chartooo:date-scale/>
            <chart:categories table:cell-range-address="Hoja1.G35:Hoja1.G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N7:Hoja1.N7" chart:label-cell-address="Hoja1.A3:Hoja1.A3" chart:class="chart:bar">
            <chart:data-point/>
          </chart:series>
          <chart:series chart:style-name="ch9" chart:values-cell-range-address="Hoja1.N17:Hoja1.N17" chart:label-cell-address="Hoja1.A13:Hoja1.A13" chart:class="chart:bar">
            <chart:data-point/>
          </chart:series>
          <chart:series chart:style-name="ch10" chart:values-cell-range-address="Hoja1.N27:Hoja1.N27" chart:label-cell-address="Hoja1.A23:Hoja1.A23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G35:Hoja1.G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vidor</text:p>
                <draw:g>
                  <svg:desc>Hoja1.A3:Hoja1.A3</svg:desc>
                </draw:g>
              </table:table-cell>
              <table:table-cell office:value-type="float" office:value="8564.27446580951">
                <text:p>8564.27446580951</text:p>
                <draw:g>
                  <svg:desc>Hoja1.N7:Hoja1.N7</svg:desc>
                </draw:g>
              </table:table-cell>
            </table:table-row>
            <table:table-row>
              <table:table-cell office:value-type="string">
                <text:p>nginx</text:p>
                <draw:g>
                  <svg:desc>Hoja1.A13:Hoja1.A13</svg:desc>
                </draw:g>
              </table:table-cell>
              <table:table-cell office:value-type="float" office:value="32.1283368349153">
                <text:p>32.1283368349153</text:p>
                <draw:g>
                  <svg:desc>Hoja1.N17:Hoja1.N17</svg:desc>
                </draw:g>
              </table:table-cell>
            </table:table-row>
            <table:table-row>
              <table:table-cell office:value-type="string">
                <text:p>haproxy</text:p>
                <draw:g>
                  <svg:desc>Hoja1.A23:Hoja1.A23</svg:desc>
                </draw:g>
              </table:table-cell>
              <table:table-cell office:value-type="float" office:value="205.000944344708">
                <text:p>205.000944344708</text:p>
                <draw:g>
                  <svg:desc>Hoja1.N27:Hoja1.N2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81cm" xlink:href=".." xlink:type="simple" chart:class="chart:bar" chart:style-name="ch1">
        <chart:title svg:x="5.113cm" svg:y="0.321cm" chart:style-name="ch2">
          <text:p>Desviacion - Longest transaction:</text:p>
        </chart:title>
        <chart:legend chart:legend-position="end" svg:x="13.974cm" svg:y="3.693cm" style:legend-expansion="high" chart:style-name="ch3"/>
        <chart:plot-area chart:style-name="ch4" table:cell-range-address="Hoja1.G35:Hoja1.G35 Hoja1.A3:Hoja1.A3 Hoja1.N9:Hoja1.N9 Hoja1.A13:Hoja1.A13 Hoja1.N19:Hoja1.N19 Hoja1.A23:Hoja1.A23 Hoja1.N29:Hoja1.N29" chart:data-source-has-labels="both" svg:x="0.319cm" svg:y="1.299cm" svg:width="13.336cm" svg:height="7.503cm">
          <chartooo:coordinate-region svg:x="1.046cm" svg:y="1.498cm" svg:width="12.609cm" svg:height="7.105cm"/>
          <chart:axis chart:dimension="x" chart:name="primary-x" chart:style-name="ch5" chartooo:axis-type="auto">
            <chartooo:date-scale/>
            <chart:categories table:cell-range-address="Hoja1.G35:Hoja1.G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N9:Hoja1.N9" chart:label-cell-address="Hoja1.A3:Hoja1.A3" chart:class="chart:bar">
            <chart:data-point/>
          </chart:series>
          <chart:series chart:style-name="ch9" chart:values-cell-range-address="Hoja1.N19:Hoja1.N19" chart:label-cell-address="Hoja1.A13:Hoja1.A13" chart:class="chart:bar">
            <chart:data-point/>
          </chart:series>
          <chart:series chart:style-name="ch10" chart:values-cell-range-address="Hoja1.N29:Hoja1.N29" chart:label-cell-address="Hoja1.A23:Hoja1.A23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G35:Hoja1.G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vidor</text:p>
                <draw:g>
                  <svg:desc>Hoja1.A3:Hoja1.A3</svg:desc>
                </draw:g>
              </table:table-cell>
              <table:table-cell office:value-type="float" office:value="1.57783114150758">
                <text:p>1.57783114150758</text:p>
                <draw:g>
                  <svg:desc>Hoja1.N9:Hoja1.N9</svg:desc>
                </draw:g>
              </table:table-cell>
            </table:table-row>
            <table:table-row>
              <table:table-cell office:value-type="string">
                <text:p>nginx</text:p>
                <draw:g>
                  <svg:desc>Hoja1.A13:Hoja1.A13</svg:desc>
                </draw:g>
              </table:table-cell>
              <table:table-cell office:value-type="float" office:value="0.0575036230742609">
                <text:p>0.0575036230742609</text:p>
                <draw:g>
                  <svg:desc>Hoja1.N19:Hoja1.N19</svg:desc>
                </draw:g>
              </table:table-cell>
            </table:table-row>
            <table:table-row>
              <table:table-cell office:value-type="string">
                <text:p>haproxy</text:p>
                <draw:g>
                  <svg:desc>Hoja1.A23:Hoja1.A23</svg:desc>
                </draw:g>
              </table:table-cell>
              <table:table-cell office:value-type="float" office:value="2.61726659789263">
                <text:p>2.61726659789263</text:p>
                <draw:g>
                  <svg:desc>Hoja1.N29:Hoja1.N29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